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1640" officeooo:paragraph-rsid="00061640"/>
    </style:style>
    <style:style style:name="P2" style:family="paragraph" style:parent-style-name="Header">
      <style:text-properties officeooo:rsid="0006a69c" officeooo:paragraph-rsid="0006a69c"/>
    </style:style>
    <style:style style:name="T1" style:family="text">
      <style:text-properties officeooo:rsid="00046661"/>
    </style:style>
    <style:style style:name="T2" style:family="text">
      <style:text-properties officeooo:rsid="0006a69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l204@soetcse:~$ python<text:span text:style-name="T2">3</text:span></text:p>
      <text:p text:style-name="Standard">Python 3.6.5 (default, Apr <text:s/>1 2018, 05:46:30) </text:p>
      <text:p text:style-name="Standard">[GCC 7.3.0] on linux</text:p>
      <text:p text:style-name="Standard">Type "help", "copyright", "credits" or "license" for more information.</text:p>
      <text:p text:style-name="Standard">&gt;&gt;&gt; a=100</text:p>
      <text:p text:style-name="Standard">&gt;&gt;&gt; print(a)</text:p>
      <text:p text:style-name="Standard">100</text:p>
      <text:p text:style-name="Standard">&gt;&gt;&gt; 10+20</text:p>
      <text:p text:style-name="Standard">30</text:p>
      <text:p text:style-name="Standard">&gt;&gt;&gt; 20-10</text:p>
      <text:p text:style-name="Standard">10</text:p>
      <text:p text:style-name="Standard">&gt;&gt;&gt; 20/5</text:p>
      <text:p text:style-name="Standard">4.0</text:p>
      <text:p text:style-name="Standard">&gt;&gt;&gt; 50*50</text:p>
      <text:p text:style-name="Standard">2500</text:p>
      <text:p text:style-name="Standard">&gt;&gt;&gt; 20%10</text:p>
      <text:p text:style-name="Standard">0</text:p>
      <text:p text:style-name="Standard">&gt;&gt;&gt; 10%20</text:p>
      <text:p text:style-name="Standard">10</text:p>
      <text:p text:style-name="Standard">&gt;&gt;&gt; 8//3</text:p>
      <text:p text:style-name="Standard">2</text:p>
      <text:p text:style-name="Standard">&gt;<text:span text:style-name="T1">&gt;&gt;a=99</text:span></text:p>
      <text:p text:style-name="Standard">&gt;&gt;&gt; print(a)</text:p>
      <text:p text:style-name="Standard">99</text:p>
      <text:p text:style-name="Standard">&gt;&gt;&gt; b=a+99</text:p>
      <text:p text:style-name="Standard">&gt;&gt;&gt; print(b)</text:p>
      <text:p text:style-name="Standard">198</text:p>
      <text:p text:style-name="Standard">&gt;&gt;&gt; </text:p>
      <text:p text:style-name="Standard">[1]+ <text:s/>Stopped <text:s text:c="16"/>python3</text:p>
      <text:p text:style-name="Standard">cl204@soetcse:~$ </text:p>
      <text:p text:style-name="Standard"/>
      <text:p text:style-name="P1">program <text:s/>2</text:p>
      <text:p text:style-name="Standard">#using functions </text:p>
      <text:p text:style-name="Standard">a=int(input("enter value of a"))</text:p>
      <text:p text:style-name="Standard">b=int(input("enter value of b"))</text:p>
      <text:p text:style-name="Standard"/>
      <text:p text:style-name="Standard">def add():</text:p>
      <text:p text:style-name="Standard"><text:tab/>return a+b</text:p>
      <text:p text:style-name="Standard"/>
      <text:p text:style-name="Standard">def sub():</text:p>
      <text:p text:style-name="Standard"><text:tab/>return a-b</text:p>
      <text:p text:style-name="Standard"/>
      <text:p text:style-name="Standard">def mul():</text:p>
      <text:p text:style-name="Standard"><text:tab/>return a*b</text:p>
      <text:p text:style-name="Standard"/>
      <text:p text:style-name="Standard">print("addition of a and b",add())</text:p>
      <text:p text:style-name="Standard">print("subtraction of a and b",sub())</text:p>
      <text:p text:style-name="Standard">print("multiplication of a and b",mul())</text:p>
      <text:p text:style-name="Standard"/>
      <text:p text:style-name="P1">OUT PUT:</text:p>
      <text:p text:style-name="P1"/>
      <text:p text:style-name="P1">enter value of a50</text:p>
      <text:p text:style-name="P1">enter value of b85</text:p>
      <text:p text:style-name="P1">addition of a and b 135</text:p>
      <text:p text:style-name="P1">subtraction of a and b -35</text:p>
      <text:p text:style-name="P1"><text:soft-page-break/>multiplication of a and b 425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6a69c" officeooo:paragraph-rsid="0006a69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6T08:51:00.270766101</meta:creation-date>
    <dc:date>2018-09-26T09:37:16.078396777</dc:date>
    <meta:editing-duration>PT5M55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2" meta:paragraph-count="49" meta:word-count="129" meta:character-count="752" meta:non-whitespace-character-count="646"/>
  </office:meta>
</office:document-meta>
</file>